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e6e6ff" draw:textarea-horizontal-align="justify" draw:textarea-vertical-align="bottom" draw:auto-grow-height="false" fo:min-height="8.15cm" fo:min-width="27.2cm"/>
    </style:style>
    <style:style style:name="gr2" style:family="graphic" style:parent-style-name="standard">
      <style:graphic-properties draw:fill-color="#99ccff" draw:textarea-horizontal-align="justify" draw:textarea-vertical-align="top" draw:auto-grow-height="false" draw:fit-to-size="shrink-to-fit" fo:min-height="5.796cm" fo:min-width="8.046cm"/>
    </style:style>
    <style:style style:name="gr3" style:family="graphic" style:parent-style-name="standard">
      <style:graphic-properties draw:fill-color="#c0c0c0" draw:textarea-horizontal-align="justify" draw:textarea-vertical-align="middle" draw:auto-grow-height="false" fo:min-height="6.05cm" fo:min-width="27.2cm"/>
    </style:style>
    <style:style style:name="gr4" style:family="graphic" style:parent-style-name="standard">
      <style:graphic-properties draw:textarea-horizontal-align="justify" draw:textarea-vertical-align="middle" draw:auto-grow-height="false" fo:min-height="0.812cm" fo:min-width="0.562cm"/>
    </style:style>
    <style:style style:name="gr5" style:family="graphic" style:parent-style-name="standard">
      <style:graphic-properties draw:textarea-horizontal-align="justify" draw:textarea-vertical-align="middle" draw:auto-grow-height="false" draw:fit-to-size="shrink-to-fit" fo:min-height="1.826cm" fo:min-width="3.076cm" fo:wrap-option="wrap"/>
    </style:style>
    <style:style style:name="gr6" style:family="graphic" style:parent-style-name="standard">
      <style:graphic-properties draw:textarea-horizontal-align="justify" draw:textarea-vertical-align="middle" draw:auto-grow-height="false" fo:min-height="0.74cm" fo:min-width="0.49cm"/>
    </style:style>
    <style:style style:name="gr7" style:family="graphic" style:parent-style-name="standard">
      <style:graphic-properties draw:textarea-horizontal-align="justify" draw:textarea-vertical-align="middle" draw:auto-grow-height="false" fo:min-height="1.826cm" fo:min-width="3.076cm" fo:wrap-option="wrap"/>
    </style:style>
    <style:style style:name="gr8" style:family="graphic" style:parent-style-name="standard">
      <style:graphic-properties draw:fill-color="#00ff00" draw:textarea-horizontal-align="justify" draw:textarea-vertical-align="middle" draw:auto-grow-height="false" fo:min-height="0.756cm" fo:min-width="2.49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draw:fit-to-size="shrink-to-fit" fo:min-height="1.826cm" fo:min-width="5.413cm"/>
    </style:style>
    <style:style style:name="gr11" style:family="graphic" style:parent-style-name="standard">
      <style:graphic-properties draw:textarea-horizontal-align="justify" draw:textarea-vertical-align="middle" draw:auto-grow-height="false" draw:fit-to-size="shrink-to-fit" fo:min-height="1.826cm" fo:min-width="5.412cm"/>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fo:min-height="1.164cm" fo:min-width="0.914cm"/>
    </style:style>
    <style:style style:name="gr14" style:family="graphic" style:parent-style-name="standard">
      <style:graphic-properties draw:marker-start="Arrow" draw:marker-start-width="0.3cm" draw:marker-end="Arrow" draw:marker-end-width="0.3cm" draw:textarea-vertical-align="middle"/>
    </style:style>
    <style:style style:name="gr15" style:family="graphic" style:parent-style-name="standard">
      <style:graphic-properties draw:textarea-horizontal-align="justify" draw:textarea-vertical-align="middle" draw:auto-grow-height="false" fo:min-height="0.983cm" fo:min-width="3.355cm" fo:wrap-option="no-wrap"/>
    </style:style>
    <style:style style:name="gr16" style:family="graphic" style:parent-style-name="standard">
      <style:graphic-properties draw:marker-start="Arrow" draw:marker-start-width="0.3cm" draw:marker-end="Arrow" draw:marker-end-width="0.3cm" draw:textarea-vertical-align="middle"/>
    </style:style>
    <style:style style:name="gr17" style:family="graphic" style:parent-style-name="standard">
      <style:graphic-properties draw:textarea-horizontal-align="justify" draw:textarea-vertical-align="middle" draw:auto-grow-height="false" fo:min-height="1.826cm" fo:min-width="1.576cm"/>
    </style:style>
    <style:style style:name="gr18" style:family="graphic" style:parent-style-name="standard">
      <style:graphic-properties draw:textarea-horizontal-align="justify" draw:textarea-vertical-align="middle" draw:auto-grow-height="false" fo:min-height="0.983cm" fo:min-width="2.244cm" fo:wrap-option="no-wrap"/>
    </style:style>
    <style:style style:name="gr19" style:family="graphic" style:parent-style-name="standard">
      <style:graphic-properties draw:fill-color="#ffffff" draw:textarea-horizontal-align="justify" draw:textarea-vertical-align="middle" draw:auto-grow-height="false" fo:min-height="1.85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415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976cm"/>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color="#e6e6ff"/>
      <style:paragraph-properties fo:text-align="center"/>
    </style:style>
    <style:style style:name="P3" style:family="paragraph">
      <loext:graphic-properties draw:fill-color="#99ccff"/>
      <style:paragraph-properties fo:text-align="center"/>
    </style:style>
    <style:style style:name="P4" style:family="paragraph">
      <loext:graphic-properties draw:fill-color="#c0c0c0"/>
      <style:paragraph-properties fo:text-align="center"/>
    </style:style>
    <style:style style:name="P5" style:family="paragraph">
      <loext:graphic-properties draw:fill-color="#00ff00"/>
      <style:paragraph-properties fo:text-align="center"/>
    </style:style>
    <style:style style:name="P6" style:family="paragraph">
      <style:paragraph-properties fo:text-align="center"/>
      <style:text-properties fo:font-size="12pt" style:font-size-asian="18pt" style:font-size-complex="18pt"/>
    </style:style>
    <style:style style:name="P7" style:family="paragraph">
      <loext:graphic-properties draw:fill="none"/>
      <style:paragraph-properties fo:text-align="center"/>
      <style:text-properties fo:font-size="12pt" style:font-size-asian="18pt" style:font-size-complex="18pt"/>
    </style:style>
    <style:style style:name="P8" style:family="paragraph">
      <loext:graphic-properties draw:fill="none"/>
      <style:paragraph-properties fo:text-align="center"/>
    </style:style>
    <style:style style:name="P9" style:family="paragraph">
      <style:paragraph-properties fo:text-align="center"/>
      <style:text-properties fo:font-size="18pt"/>
    </style:style>
    <style:style style:name="P10" style:family="paragraph">
      <loext:graphic-properties draw:fill-color="#ffffff"/>
      <style:paragraph-properties fo:text-align="center"/>
    </style:style>
    <style:style style:name="P11" style:family="paragraph">
      <loext:graphic-properties draw:fill="none" draw:fill-color="#ffffff"/>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7.7cm" svg:height="8.4cm" svg:x="1cm" svg:y="1cm">
          <text:p text:style-name="P1">User Space</text:p>
          <draw:enhanced-geometry svg:viewBox="0 0 21600 21600" draw:type="rectangle" draw:enhanced-path="M 0 0 L 21600 0 21600 21600 0 21600 0 0 Z N"/>
        </draw:custom-shape>
        <draw:custom-shape draw:style-name="gr2" draw:text-style-name="P3" draw:layer="layout" svg:width="9.2cm" svg:height="6.7cm" svg:x="10cm" svg:y="1.5cm">
          <text:p text:style-name="P1">AyiyaHa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7.7cm" svg:height="6.3cm" svg:x="1cm" svg:y="9.4cm">
          <text:p text:style-name="P1">Kernel</text:p>
          <draw:enhanced-geometry svg:viewBox="0 0 21600 21600" draw:type="rectangle" draw:enhanced-path="M 0 0 L 21600 0 21600 21600 0 21600 0 0 Z N"/>
        </draw:custom-shape>
        <draw:custom-shape draw:style-name="gr4" draw:text-style-name="P1" xml:id="id4" draw:id="id4" draw:layer="layout" svg:width="1.5cm" svg:height="1.5cm" svg:x="2.3cm" svg:y="5.4cm">
          <text:p text:style-name="P1">IPv4</text:p>
          <text:p text:style-name="P1">UDP</text:p>
          <text:p text:style-name="P1">Port xx</text:p>
          <text:p text:style-name="P1">Server 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5" draw:id="id5" draw:layer="layout" svg:width="3.8cm" svg:height="2.3cm" svg:x="5.9cm" svg:y="5.8cm">
          <text:p text:style-name="P1">IPv4 input 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6" draw:id="id6" draw:layer="layout" svg:width="1.4cm" svg:height="1.4cm" svg:x="26.3cm" svg:y="5.3cm">
          <text:p text:style-name="P1">tun</text:p>
          <text:p text:style-name="P1">ipv6</text:p>
          <text:p text:style-name="P1">all address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 draw:id="id2" draw:layer="layout" svg:width="3.8cm" svg:height="2.3cm" svg:x="19.8cm" svg:y="1.1cm">
          <text:p text:style-name="P1">IPv6 input 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1" draw:id="id1" draw:layer="layout" svg:width="3.1cm" svg:height="1.114cm" svg:x="25.5cm" svg:y="2.6cm">
          <text:p text:style-name="P1">tuntopi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7" draw:layer="layout" draw:type="line" svg:x1="27.05cm" svg:y1="2.6cm" svg:x2="23.6cm" svg:y2="2.25cm" draw:start-shape="id1" draw:start-glue-point="0" draw:end-shape="id2" draw:end-glue-point="1" svg:d="M27050 2600l-3450-350" svg:viewBox="0 0 3451 351">
          <text:p text:style-name="P6">consume</text:p>
        </draw:connector>
        <draw:g xml:id="id3" draw:id="id3">
          <draw:glue-point draw:id="4" svg:x="-5.002cm" svg:y="-2.687cm"/>
          <draw:custom-shape draw:style-name="gr10" draw:text-style-name="P1" draw:layer="layout" svg:width="6.137cm" svg:height="2.3cm" svg:x="11.763cm" svg:y="4.197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6.136cm" svg:height="2.3cm" svg:x="11.677cm" svg:y="4.098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6.136cm" svg:height="2.3cm" svg:x="11.59cm" svg:y="3.999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6.137cm" svg:height="2.3cm" svg:x="11.503cm" svg:y="3.9cm">
            <draw:glue-point draw:id="4" svg:x="-5.002cm" svg:y="2.826cm"/>
            <draw:glue-point draw:id="5" svg:x="-5.002cm" svg:y="-2.391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 draw:text-style-name="P7" draw:layer="layout" draw:type="line" svg:x1="19.8cm" svg:y1="2.25cm" svg:x2="17.9cm" svg:y2="5.198cm" draw:start-shape="id2" draw:start-glue-point="3" draw:end-shape="id3" svg:d="M19800 2250l-1900 2948" svg:viewBox="0 0 1901 2949">
          <text:p text:style-name="P6">wrap into</text:p>
          <text:p text:style-name="P6">AYIYA struct</text:p>
        </draw:connector>
        <draw:connector draw:style-name="gr9" draw:text-style-name="P7" draw:layer="layout" draw:type="line" svg:x1="11.503cm" svg:y1="4.501cm" svg:x2="3.581cm" svg:y2="5.619cm" draw:start-shape="id3" draw:start-glue-point="4" draw:end-shape="id4" draw:end-glue-point="11" svg:d="M11503 4501l-7922 1118" svg:viewBox="0 0 7923 1119">
          <text:p text:style-name="P6">write UDP packet</text:p>
          <text:p text:style-name="P6">to client IPv4</text:p>
        </draw:connector>
        <draw:connector draw:style-name="gr9" draw:text-style-name="P7" draw:layer="layout" draw:type="line" svg:x1="3.581cm" svg:y1="6.681cm" svg:x2="5.9cm" svg:y2="6.95cm" draw:start-shape="id4" draw:start-glue-point="9" draw:end-shape="id5" draw:end-glue-point="3" svg:d="M3581 6681l2319 269" svg:viewBox="0 0 2320 270">
          <text:p text:style-name="P6">consume</text:p>
        </draw:connector>
        <draw:connector draw:style-name="gr12" draw:text-style-name="P8" draw:layer="layout" draw:type="line" svg:x1="27cm" svg:y1="5.3cm" svg:x2="27.05cm" svg:y2="3.714cm" draw:start-shape="id6" draw:start-glue-point="4" draw:end-shape="id1" draw:end-glue-point="2" svg:d="M27000 5300l50-1586" svg:viewBox="0 0 51 1587">
          <text:p/>
        </draw:connector>
        <draw:connector draw:style-name="gr9" draw:text-style-name="P7" draw:layer="layout" draw:type="line" svg:x1="9.7cm" svg:y1="6.95cm" svg:x2="11.503cm" svg:y2="5.198cm" draw:start-shape="id5" draw:start-glue-point="1" draw:end-shape="id3" svg:d="M9700 6950l1803-1752" svg:viewBox="0 0 1804 1753">
          <text:p text:style-name="P6">Verify/<text:line-break/>unwrap</text:p>
        </draw:connector>
        <draw:connector draw:style-name="gr9" draw:text-style-name="P7" draw:layer="layout" draw:type="line" svg:x1="17.9cm" svg:y1="5.198cm" svg:x2="25.5cm" svg:y2="3.157cm" draw:start-shape="id3" draw:start-glue-point="1" draw:end-shape="id1" draw:end-glue-point="3" svg:d="M17900 5198l7600-2041" svg:viewBox="0 0 7601 2042">
          <text:p text:style-name="P6">write</text:p>
        </draw:connector>
        <draw:custom-shape draw:style-name="gr13" draw:text-style-name="P9" xml:id="id7" draw:id="id7" draw:layer="layout" svg:width="2cm" svg:height="2cm" svg:x="12.701cm" svg:y="14.701cm">
          <text:p text:style-name="P1"><text:span text:style-name="T1">virt. Ethernet</text:span></text:p>
          <text:p text:style-name="P1"><text:span text:style-name="T1">IPv4</text:span></text:p>
          <text:p text:style-name="P1"><text:span text:style-name="T1">IPv6</text:span></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4" draw:text-style-name="P9" draw:layer="layout" svg:x1="14.601cm" svg:y1="14.701cm" svg:x2="25.5cm" svg:y2="7.2cm">
          <text:p text:style-name="P1"><text:span text:style-name="T1">IPv6 forward</text:span></text:p>
          <text:p text:style-name="P1"><text:span text:style-name="T1">Default&lt;-&gt;IPv6 address pool</text:span></text:p>
        </draw:line>
        <draw:custom-shape draw:style-name="gr15" draw:text-style-name="P1" draw:layer="layout" svg:width="5.9cm" svg:height="1.9cm" svg:x="10.501cm" svg:y="18.001cm">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13.701cm" svg:y1="16.801cm" svg:x2="13.701cm" svg:y2="18.101cm">
          <text:p/>
        </draw:line>
        <draw:custom-shape draw:style-name="gr17" draw:text-style-name="P1" draw:layer="layout" svg:width="2.3cm" svg:height="2.3cm" svg:x="25.001cm" svg:y="16.901cm">
          <text:p text:style-name="P1">Mobile</text:p>
          <text:p text:style-name="P1">Client</text:p>
          <text:p text:style-name="P1">IPv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2cm" svg:height="1.9cm" svg:x="19.201cm" svg:y="17.501cm">
          <text:p text:style-name="P1">Mobile Network</text:p>
          <text:p text:style-name="P1">ipv4 only</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16.301cm" svg:y1="19.001cm" svg:x2="25.001cm" svg:y2="18.101cm">
          <text:p/>
        </draw:line>
        <draw:custom-shape draw:style-name="gr19" draw:text-style-name="P10" draw:layer="layout" svg:width="0.8cm" svg:height="2.4cm" svg:x="14.701cm" svg:y="15.9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text-style-name="P11" draw:layer="layout" svg:width="7.915cm" svg:height="0.962cm" svg:x="15.686cm" svg:y="16.201cm">
          <draw:text-box>
            <text:p>IPv6 route to address pool</text:p>
          </draw:text-box>
        </draw:frame>
        <draw:custom-shape draw:style-name="gr19" draw:text-style-name="P10" draw:layer="layout" svg:width="0.8cm" svg:height="2.4cm" draw:transform="rotate (-3.11454005018388) translate (12.433cm 18.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1" draw:layer="layout" svg:width="5.476cm" svg:height="0.962cm" svg:x="6.025cm" svg:y="16.139cm">
          <draw:text-box>
            <text:p>IPv6 default route</text:p>
          </draw:text-box>
        </draw:frame>
        <draw:connector draw:style-name="gr22" draw:text-style-name="P7" draw:layer="layout" draw:type="line" svg:x1="3.05cm" svg:y1="6.9cm" svg:x2="12.994cm" svg:y2="14.994cm" draw:start-shape="id4" draw:start-glue-point="8" draw:end-shape="id7" draw:end-glue-point="5" svg:d="M3050 6900l9944 8094" svg:viewBox="0 0 9945 8095">
          <text:p text:style-name="P6">IPv4 UDP</text:p>
          <text:p text:style-name="P6">to/from bound</text:p>
          <text:p text:style-name="P6">Socke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as Feldner</meta:initial-creator>
    <meta:creation-date>2016-05-21T01:02:53.911526000</meta:creation-date>
    <dc:date>2016-06-05T18:54:19.460965000</dc:date>
    <dc:creator>Andreas Feldner</dc:creator>
    <meta:editing-duration>PT13H51M2S</meta:editing-duration>
    <meta:editing-cycles>9</meta:editing-cycles>
    <meta:generator>LibreOffice/5.0.6.3$MacOSX_X86_64 LibreOffice_project/490fc03b25318460cfc54456516ea2519c11d1aa</meta:generator>
    <meta:document-statistic meta:object-count="32"/>
  </office:meta>
</office:document-meta>
</file>